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language="de" fo:country="DE" officeooo:rsid="0001a4bf" officeooo:paragraph-rsid="00045d1c"/>
    </style:style>
    <style:style style:name="P2" style:family="paragraph" style:parent-style-name="Standard">
      <style:text-properties style:font-name="Arial" fo:language="de" fo:country="DE" officeooo:rsid="0001a4bf" officeooo:paragraph-rsid="001055a4"/>
    </style:style>
    <style:style style:name="P3" style:family="paragraph" style:parent-style-name="Standard">
      <style:text-properties style:font-name="Arial" fo:language="de" fo:country="DE" officeooo:paragraph-rsid="000643c9"/>
    </style:style>
    <style:style style:name="P4" style:family="paragraph" style:parent-style-name="Standard">
      <style:text-properties style:font-name="Arial" fo:language="de" fo:country="DE" officeooo:rsid="0004b23e" officeooo:paragraph-rsid="0004b23e"/>
    </style:style>
    <style:style style:name="P5" style:family="paragraph" style:parent-style-name="Standard">
      <style:text-properties style:font-name="Arial" fo:language="de" fo:country="DE" officeooo:rsid="0002b783" officeooo:paragraph-rsid="001055a4"/>
    </style:style>
    <style:style style:name="P6" style:family="paragraph" style:parent-style-name="Standard">
      <style:paragraph-properties fo:margin-top="0.101cm" fo:margin-bottom="0.101cm" loext:contextual-spacing="false"/>
      <style:text-properties style:font-name="Arial" fo:language="de" fo:country="DE" officeooo:rsid="00036138" officeooo:paragraph-rsid="00036138"/>
    </style:style>
    <style:style style:name="P7" style:family="paragraph" style:parent-style-name="Standard">
      <style:paragraph-properties fo:margin-top="0.101cm" fo:margin-bottom="0.101cm" loext:contextual-spacing="false"/>
      <style:text-properties style:font-name="Arial" fo:language="de" fo:country="DE" officeooo:rsid="0001a4bf" officeooo:paragraph-rsid="00045d1c"/>
    </style:style>
    <style:style style:name="P8" style:family="paragraph" style:parent-style-name="Standard">
      <style:paragraph-properties fo:margin-top="0.101cm" fo:margin-bottom="0.101cm" loext:contextual-spacing="false"/>
      <style:text-properties style:font-name="Arial" fo:language="de" fo:country="DE" officeooo:rsid="0002b783" officeooo:paragraph-rsid="001055a4"/>
    </style:style>
    <style:style style:name="P9" style:family="paragraph" style:parent-style-name="Text_20_body">
      <style:text-properties style:font-name="Arial" fo:language="de" fo:country="DE" officeooo:rsid="0004b23e" officeooo:paragraph-rsid="0004b23e"/>
    </style:style>
    <style:style style:name="P10" style:family="paragraph" style:parent-style-name="Text_20_body">
      <style:text-properties style:font-name="Arial" fo:language="de" fo:country="DE" officeooo:rsid="000643c9" officeooo:paragraph-rsid="000643c9"/>
    </style:style>
    <style:style style:name="P11" style:family="paragraph" style:parent-style-name="Text_20_body">
      <style:text-properties style:font-name="Arial" fo:language="de" fo:country="DE" officeooo:rsid="0008298d" officeooo:paragraph-rsid="0008298d"/>
    </style:style>
    <style:style style:name="P12" style:family="paragraph" style:parent-style-name="Text_20_body">
      <style:text-properties style:font-name="Arial" fo:language="de" fo:country="DE" officeooo:rsid="000b4a0a" officeooo:paragraph-rsid="000b4a0a"/>
    </style:style>
    <style:style style:name="P13" style:family="paragraph" style:parent-style-name="Text_20_body">
      <style:text-properties style:font-name="Arial" fo:language="de" fo:country="DE" officeooo:rsid="00109636" officeooo:paragraph-rsid="00109636"/>
    </style:style>
    <style:style style:name="P14" style:family="paragraph" style:parent-style-name="Text_20_body">
      <style:text-properties style:font-name="Arial" fo:language="de" fo:country="DE" officeooo:rsid="00109636" officeooo:paragraph-rsid="0015020e"/>
    </style:style>
    <style:style style:name="P15" style:family="paragraph" style:parent-style-name="Text_20_body">
      <style:text-properties style:font-name="Arial" fo:language="de" fo:country="DE" officeooo:rsid="0010eaf5" officeooo:paragraph-rsid="0010eaf5"/>
    </style:style>
    <style:style style:name="P16" style:family="paragraph" style:parent-style-name="Text_20_body">
      <style:text-properties style:font-name="Arial" fo:language="de" fo:country="DE" officeooo:rsid="0010eaf5" officeooo:paragraph-rsid="0019db5f"/>
    </style:style>
    <style:style style:name="P17" style:family="paragraph" style:parent-style-name="Text_20_body">
      <style:text-properties style:font-name="Arial" fo:language="de" fo:country="DE" officeooo:paragraph-rsid="0015020e"/>
    </style:style>
    <style:style style:name="P18" style:family="paragraph" style:parent-style-name="Text_20_body">
      <style:text-properties style:font-name="Arial" fo:language="de" fo:country="DE" officeooo:rsid="001704d0" officeooo:paragraph-rsid="001704d0"/>
    </style:style>
    <style:style style:name="P19" style:family="paragraph" style:parent-style-name="Text_20_body">
      <style:text-properties style:font-name="Arial" fo:language="de" fo:country="DE" officeooo:paragraph-rsid="001c81e3"/>
    </style:style>
    <style:style style:name="P20" style:family="paragraph" style:parent-style-name="Text_20_body">
      <style:text-properties style:font-name="Arial" fo:language="de" fo:country="DE" officeooo:rsid="00186ada" officeooo:paragraph-rsid="00186ada"/>
    </style:style>
    <style:style style:name="P21" style:family="paragraph" style:parent-style-name="Text_20_body">
      <style:text-properties style:font-name="Arial" fo:language="de" fo:country="DE" officeooo:paragraph-rsid="0019db5f"/>
    </style:style>
    <style:style style:name="P22" style:family="paragraph" style:parent-style-name="Text_20_body">
      <style:text-properties style:font-name="Arial" fo:language="de" fo:country="DE" officeooo:rsid="0019db5f" officeooo:paragraph-rsid="0019db5f"/>
    </style:style>
    <style:style style:name="P23" style:family="paragraph" style:parent-style-name="Text_20_body">
      <style:text-properties style:font-name="Arial" fo:language="de" fo:country="DE" officeooo:rsid="001b99d8" officeooo:paragraph-rsid="001b99d8"/>
    </style:style>
    <style:style style:name="P24" style:family="paragraph" style:parent-style-name="Text_20_body">
      <style:text-properties style:font-name="Arial" fo:language="de" fo:country="DE" officeooo:rsid="001c81e3" officeooo:paragraph-rsid="001c81e3"/>
    </style:style>
    <style:style style:name="P25" style:family="paragraph" style:parent-style-name="Heading_20_1">
      <style:text-properties style:font-name="Arial" fo:language="de" fo:country="DE" officeooo:paragraph-rsid="00045d1c"/>
    </style:style>
    <style:style style:name="P26" style:family="paragraph" style:parent-style-name="Heading_20_2" style:list-style-name="">
      <style:text-properties style:font-name="Arial" fo:language="de" fo:country="DE" officeooo:paragraph-rsid="001055a4"/>
    </style:style>
    <style:style style:name="P27" style:family="paragraph" style:parent-style-name="Heading_20_2">
      <style:paragraph-properties fo:margin-top="0.101cm" fo:margin-bottom="0.101cm" loext:contextual-spacing="false"/>
      <style:text-properties style:font-name="Arial" fo:language="de" fo:country="DE" officeooo:rsid="00036138" officeooo:paragraph-rsid="00045d1c"/>
    </style:style>
    <style:style style:name="P28" style:family="paragraph" style:parent-style-name="Heading_20_2">
      <style:paragraph-properties fo:break-before="page"/>
      <style:text-properties style:font-name="Arial" fo:language="de" fo:country="DE"/>
    </style:style>
    <style:style style:name="P29" style:family="paragraph" style:parent-style-name="Heading_20_2">
      <style:paragraph-properties fo:break-before="page"/>
      <style:text-properties style:font-name="Arial" fo:language="de" fo:country="DE" officeooo:paragraph-rsid="001055a4"/>
    </style:style>
    <style:style style:name="P30" style:family="paragraph" style:parent-style-name="Heading_20_2">
      <style:paragraph-properties fo:break-before="page"/>
      <style:text-properties style:font-name="Arial" fo:language="de" fo:country="DE" officeooo:paragraph-rsid="00186ada"/>
    </style:style>
    <style:style style:name="P31" style:family="paragraph" style:parent-style-name="Heading_20_4">
      <style:text-properties style:font-name="Arial" fo:language="de" fo:country="DE"/>
    </style:style>
    <style:style style:name="P32" style:family="paragraph" style:parent-style-name="Heading_20_3">
      <style:text-properties style:font-name="Arial" fo:language="de" fo:country="DE"/>
    </style:style>
    <style:style style:name="P33" style:family="paragraph" style:parent-style-name="Heading_20_3">
      <style:text-properties style:font-name="Arial" fo:language="de" fo:country="DE" officeooo:rsid="000643c9" officeooo:paragraph-rsid="000643c9"/>
    </style:style>
    <style:style style:name="P34" style:family="paragraph" style:parent-style-name="Heading_20_3">
      <style:text-properties style:font-name="Arial" fo:language="de" fo:country="DE" officeooo:rsid="001e8d85"/>
    </style:style>
    <style:style style:name="P35" style:family="paragraph" style:parent-style-name="Heading_20_3">
      <style:text-properties style:font-name="Arial" fo:language="en" fo:country="GB" style:language-asian="zxx" style:country-asian="none" style:language-complex="zxx" style:country-complex="none"/>
    </style:style>
    <style:style style:name="P36" style:family="paragraph" style:parent-style-name="Heading_20_3">
      <style:paragraph-properties fo:margin-top="0.101cm" fo:margin-bottom="0.101cm" loext:contextual-spacing="false"/>
      <style:text-properties style:font-name="Arial" fo:font-size="14.1000003814697pt" fo:language="de" fo:country="DE" fo:font-weight="bold" officeooo:rsid="0023bcf2" officeooo:paragraph-rsid="0004b23e" style:font-name-asian="Andale Sans UI" style:font-size-asian="14.1000003814697pt" style:language-asian="zxx" style:country-asian="none" style:font-weight-asian="bold" style:font-name-complex="Tahoma" style:font-size-complex="14.1000003814697pt" style:language-complex="zxx" style:country-complex="none" style:font-weight-complex="bold"/>
    </style:style>
    <style:style style:name="P37" style:family="paragraph" style:parent-style-name="Heading_20_3">
      <style:paragraph-properties fo:margin-top="0.101cm" fo:margin-bottom="0.101cm" loext:contextual-spacing="false"/>
      <style:text-properties style:font-name="Arial" fo:language="de" fo:country="DE" officeooo:paragraph-rsid="0004b23e"/>
    </style:style>
    <style:style style:name="T1" style:family="text">
      <style:text-properties officeooo:rsid="00290d95"/>
    </style:style>
    <style:style style:name="T2" style:family="text">
      <style:text-properties officeooo:rsid="00045d1c"/>
    </style:style>
    <style:style style:name="T3" style:family="text">
      <style:text-properties officeooo:rsid="0002b783"/>
    </style:style>
    <style:style style:name="T4" style:family="text">
      <style:text-properties officeooo:rsid="000643c9"/>
    </style:style>
    <style:style style:name="T5" style:family="text">
      <style:text-properties officeooo:rsid="0008298d"/>
    </style:style>
    <style:style style:name="T6" style:family="text">
      <style:text-properties officeooo:rsid="000a2974"/>
    </style:style>
    <style:style style:name="T7" style:family="text">
      <style:text-properties officeooo:rsid="000d3d52"/>
    </style:style>
    <style:style style:name="T8" style:family="text">
      <style:text-properties officeooo:rsid="000d6495"/>
    </style:style>
    <style:style style:name="T9" style:family="text">
      <style:text-properties fo:font-size="14.1000003814697pt" fo:font-weight="bold" officeooo:rsid="0023bcf2" style:font-name-asian="Andale Sans UI" style:font-size-asian="14.1000003814697pt" style:language-asian="zxx" style:country-asian="none" style:font-weight-asian="bold" style:font-name-complex="Tahoma" style:font-size-complex="14.1000003814697pt" style:language-complex="zxx" style:country-complex="none" style:font-weight-complex="bold"/>
    </style:style>
    <style:style style:name="T10" style:family="text">
      <style:text-properties officeooo:rsid="00109636"/>
    </style:style>
    <style:style style:name="T11" style:family="text">
      <style:text-properties officeooo:rsid="0010eaf5"/>
    </style:style>
    <style:style style:name="T12" style:family="text">
      <style:text-properties officeooo:rsid="0015020e"/>
    </style:style>
    <style:style style:name="T13" style:family="text">
      <style:text-properties fo:font-weight="normal" style:font-weight-asian="normal" style:font-weight-complex="normal"/>
    </style:style>
    <style:style style:name="T14" style:family="text">
      <style:text-properties fo:font-weight="normal" officeooo:rsid="0015020e" style:font-weight-asian="normal" style:font-weight-complex="normal"/>
    </style:style>
    <style:style style:name="T15" style:family="text">
      <style:text-properties fo:font-weight="normal" officeooo:rsid="0016a9bd" style:font-weight-asian="normal" style:font-weight-complex="normal"/>
    </style:style>
    <style:style style:name="T16" style:family="text">
      <style:text-properties fo:font-weight="normal" officeooo:rsid="001704d0" style:font-weight-asian="normal" style:font-weight-complex="normal"/>
    </style:style>
    <style:style style:name="T17" style:family="text">
      <style:text-properties fo:font-weight="normal" officeooo:rsid="0019db5f" style:font-weight-asian="normal" style:font-weight-complex="normal"/>
    </style:style>
    <style:style style:name="T18" style:family="text">
      <style:text-properties fo:font-weight="normal" officeooo:rsid="001e8d85" style:font-weight-asian="normal" style:font-weight-complex="normal"/>
    </style:style>
    <style:style style:name="T19" style:family="text">
      <style:text-properties fo:font-weight="normal" officeooo:rsid="001fdb3f" style:font-weight-asian="normal" style:font-weight-complex="normal"/>
    </style:style>
    <style:style style:name="T20" style:family="text">
      <style:text-properties officeooo:rsid="001704d0"/>
    </style:style>
    <style:style style:name="T21" style:family="text">
      <style:text-properties officeooo:rsid="0019db5f"/>
    </style:style>
    <style:style style:name="T22" style:family="text">
      <style:text-properties officeooo:rsid="001b99d8"/>
    </style:style>
    <style:style style:name="T23" style:family="text">
      <style:text-properties officeooo:rsid="001c81e3"/>
    </style:style>
    <style:style style:name="T24" style:family="text">
      <style:text-properties officeooo:rsid="001d016c"/>
    </style:style>
    <style:style style:name="T25" style:family="text">
      <style:text-properties fo:language="en" fo:country="GB" style:language-asian="zxx" style:country-asian="none" style:language-complex="zxx" style:country-complex="none"/>
    </style:style>
    <style:style style:name="T26" style:family="text">
      <style:text-properties fo:language="en" fo:country="GB" officeooo:rsid="001e8d85" style:language-asian="zxx" style:country-asian="none" style:language-complex="zxx" style:country-complex="none"/>
    </style:style>
    <style:style style:name="T27" style:family="text">
      <style:text-properties fo:language="en" fo:country="GB" officeooo:rsid="0002b783" style:language-asian="zxx" style:country-asian="none" style:language-complex="zxx" style:country-complex="none"/>
    </style:style>
    <style:style style:name="T28" style:family="text">
      <style:text-properties fo:language="en" fo:country="GB" officeooo:rsid="001d016c" style:language-asian="zxx" style:country-asian="none" style:language-complex="zxx" style:country-complex="none"/>
    </style:style>
    <style:style style:name="T29" style:family="text">
      <style:text-properties officeooo:rsid="001e8d85"/>
    </style:style>
    <style:style style:name="T30" style:family="text">
      <style:text-properties officeooo:rsid="001fdb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Genetische Algorithmen</text:h>
      <text:h text:style-name="P27" text:outline-level="2">Zusammenfassung</text:h>
      <text:p text:style-name="P6">Genetische Algorithmen oder auch Evolutionäre Algorithmen beschreiben eine Gruppe von Verfahren die zur Lösung von Optimierungsproblemen genutzt werden kann.</text:p>
      <text:p text:style-name="P6">Hierzu wird wie in vielen <text:span text:style-name="T26">Machine</text:span><text:span text:style-name="T25"> Learning</text:span> Verfahren ein Optimum durch die Methode des <text:span text:style-name="T25">Statistic Gradient </text:span><text:span text:style-name="T26">Decent</text:span> gesucht. Die Suche basiert dabei auf der Evolutionstheorie und der Genetik.</text:p>
      <text:p text:style-name="P1">Hierbei wird <text:span text:style-name="T2">die </text:span>vereinfachte <text:span text:style-name="T1">A</text:span>nschauung <text:span text:style-name="T2">von</text:span> <text:span text:style-name="T1">D</text:span>arwin <text:span text:style-name="T2">verwendet:</text:span></text:p>
      <text:p text:style-name="P7">Der <text:span text:style-name="T1">S</text:span>tärkere <text:span text:style-name="T29">überlebt</text:span> und trägt sein <text:span text:style-name="T1">E</text:span>rbgut weiter, <text:span text:style-name="T2">der schwächere stirbt aus. A</text:span>uf diese <text:span text:style-name="T1">W</text:span>eise soll dafür gesorgt werden, dass es <text:span text:style-name="T2">nach einer gewissen Zeit oder einer gewissen Anzahl an Generationen</text:span> nur noch starke <text:span text:style-name="T1">I</text:span>ndividuen gibt.</text:p>
      <text:h text:style-name="P28" text:outline-level="2">Grundbegriffe</text:h>
      <text:h text:style-name="P32" text:outline-level="3">Gen</text:h>
      <text:p text:style-name="P3">Ein <text:span text:style-name="T4">Gen stellt eine Stelle in der DNA dar und enthält eine einzelne Erbinformation und somit eine Teileigenschaft eines Individuums. Diese Erbinformation kann auf verschiedene Arten codiert werden. Es sollte eine günstige Codierung für das entsprechende Problem gewählt werden.</text:span></text:p>
      <text:h text:style-name="P37" text:outline-level="3"><text:span text:style-name="T9">Genotyp die DNA</text:span></text:h>
      <text:p text:style-name="P4">Die DNA oder in der Genetik der Genotyp stellt die Eigenschaften oder Verhaltensweisen eines <text:span text:style-name="T29">Individuums</text:span> in einer vom Computer leicht zu verarbeitenden und für das Problem geeigneten Form da. <text:span text:style-name="T4">Dabei besteht die DNA aus einer Reihe von Genen.</text:span></text:p>
      <text:h text:style-name="P36" text:outline-level="3"><text:span text:style-name="T29">Phänotyp</text:span> das Individuum</text:h>
      <text:p text:style-name="P9">Das Individuum oder in der Genetik der <text:span text:style-name="T29">Phänotyp</text:span> ist die Interpretation der DNA als möglicher <text:span text:style-name="T29">Lösungskandidat</text:span> des zu lösenden Problems. <text:span text:style-name="T4">Das kann im speziellen bedeuten, dass die DNA als Eigenschaften, Verhaltensweisen oder Handlungsabläufe des Individuums interpretiert werden können.</text:span></text:p>
      <text:h text:style-name="P33" text:outline-level="3">Allel</text:h>
      <text:p text:style-name="P10">Allel <text:span text:style-name="T5">ist die Bezeichnung für </text:span>eine spezielle Ausprägung eines Gens, <text:span text:style-name="T5">also eine festes Wort aus dem gewählten Alphabet der Codierung.</text:span></text:p>
      <text:h text:style-name="P32" text:outline-level="3">Population</text:h>
      <text:p text:style-name="P11">Die Population ist die Menge aller <text:span text:style-name="T29">Individuen.</text:span> Sie hat in der regel eine feste Populationsgröße.</text:p>
      <text:h text:style-name="P32" text:outline-level="3">Generation</text:h>
      <text:p text:style-name="P11">Eine Generation bezeichnet die Population zu einem bestimmten <text:span text:style-name="T29">Iterationsschritt</text:span> innerhalb des Algorithmus. Bei jedem <text:span text:style-name="T29">Iterationsschritt</text:span> <text:span text:style-name="T29">innerhalb</text:span> des Algorithmus spricht man von einer neuen Generation.</text:p>
      <text:h text:style-name="P32" text:outline-level="3">Fitness</text:h>
      <text:p text:style-name="P11">Die Fitness gibt an wie gut ein Individuum das zu lösende Problem löst. Sie wird mithilfe der Fitnessfunktion für jedes Individuum berechnet. <text:span text:style-name="T6">Sie i</text:span>st dann <text:span text:style-name="T6">B</text:span>asis <text:span text:style-name="T6">für die Entscheidung welche Individuen überleben.</text:span></text:p>
      <text:h text:style-name="P32" text:outline-level="3">Fitnessfunktion</text:h>
      <text:p text:style-name="P12">Die Fitnessfunktion dient zur Berechnung der Fitness eines Individuums. Sie ist die <text:span text:style-name="T29">Quantitative</text:span> <text:span text:style-name="T29">Formulierung</text:span> des zu optimierenden Problems. <text:span text:style-name="T7">Hierbei wird der Mehrdimensionale Problemraum in einen skalaren Raum transformiert.</text:span> Wird <text:span text:style-name="T8">diese Transformation </text:span>falsch formuliert wird nicht das <text:span text:style-name="T29">eigentlich</text:span> gewollte Problem gelöst sondern das Problem das durch die Fitnessfunktion dargestellt <text:span text:style-name="T8">wurde</text:span>. Die <text:span text:style-name="T29">Fitnessfunktion</text:span> stellt damit den wichtigsten Grundbaustein des Genetischen <text:span text:style-name="T29">Algorithmus</text:span> dar. Gerade bei komplexen Problemen ist sie aber auch oft schwer zu formulieren.</text:p>
      <text:h text:style-name="P26" text:outline-level="2"/>
      <text:h text:style-name="P29" text:outline-level="2">Ablauf</text:h>
      <text:h text:style-name="P32" text:outline-level="3">Übersicht</text:h>
      <text:p text:style-name="P2"><text:span text:style-name="T10">Beim Genetischen Algorithmus werden</text:span> folgende schritte der Evolution nachgestellt:</text:p>
      <text:p text:style-name="P2"/>
      <text:p text:style-name="P2">1) Bevölkerung / <text:span text:style-name="T3">Population</text:span>: Es wird eine Zufällige Population erstellt</text:p>
      <text:p text:style-name="P2"/>
      <text:p text:style-name="P2">2) <text:span text:style-name="T3">Bewertung / Ranking / Fitness: </text:span>Die Population wird anhand einer Bewertungsfunktion <text:span text:style-name="T1">b</text:span>ewertet.</text:p>
      <text:p text:style-name="P2"/>
      <text:p text:style-name="P2">3.<text:span text:style-name="T3">1</text:span>) <text:span text:style-name="T3">Überleben / </text:span><text:span text:style-name="T27">Survival</text:span><text:span text:style-name="T3">: </text:span>Anhand der Bewertung wird eine <text:span text:style-name="T29">prozentuale</text:span> <text:span text:style-name="T29">Überlebenswahrscheinlichkeit</text:span> der einzelnen <text:span text:style-name="T29">Individuen</text:span> ermittelt.</text:p>
      <text:p text:style-name="P2"/>
      <text:p text:style-name="P2"><text:span text:style-name="T3">3.2</text:span>) <text:span text:style-name="T3">Auswahl / Selektion: </text:span>es wird <text:span text:style-name="T3">zufällig aber gewichtet nach der Überlebenswahrscheinlichkeit aus den Individuen der Grundstamm für die nächste Population ausgewählt.</text:span></text:p>
      <text:p text:style-name="P5"/>
      <text:p text:style-name="P5">4.1) <text:span text:style-name="T1">F</text:span>ortpflanzung / Crossover: Es werden Nachkommen aus der zufälligen Kreuzung des Grundstamms erzeugt.</text:p>
      <text:p text:style-name="P5"/>
      <text:p text:style-name="P5">4.2) Mutation / Mutation: Die Nachkommen werden mit einer <text:span text:style-name="T1">g</text:span>eringen <text:span text:style-name="T29">Wahrscheinlichkeit</text:span> zufällig leicht verändert.</text:p>
      <text:p text:style-name="P5"/>
      <text:p text:style-name="P5">--&gt; Es wird wieder 2) die Bewertung der neuen <text:span text:style-name="T29">Individuen</text:span> durchgeführt.</text:p>
      <text:p text:style-name="P5"/>
      <text:p text:style-name="P8">Hierbei <text:span text:style-name="T29">gilt</text:span> zu beachten dass man zwischen der DNA des <text:span text:style-name="T29">Individuums</text:span> und dem <text:span text:style-name="T29">Individuum</text:span> selbst <text:span text:style-name="T29">häufig</text:span> eine Trennung vollzieht.</text:p>
      <text:h text:style-name="P32" text:outline-level="3">Bevölkerung</text:h>
      <text:p text:style-name="P13">Zu Beginn des Genetischen <text:span text:style-name="T29">Algorithmus</text:span> muss eine Anfangspopulation erzeugt werden, welche als Generation 0 bezeichnet wird. Hierzu werden meist zufällige DNA <text:span text:style-name="T29">Stränge</text:span> erzeugt. Es besteht allerdings auch die Möglichkeit die Generation 0 mit einem gewissen Vorwissen zu <text:span text:style-name="T29">initialisieren</text:span>, hier besteht allerdings die Gefahr, dass das Vorwissen nur ein lokales Maximum der Problemfunktion beschreibt. In diesem Fall würde der <text:span text:style-name="T29">Algorithmus</text:span> nur das lokale Maximum finden nicht aber das globale Maximum.</text:p>
      <text:h text:style-name="P32" text:outline-level="3">Bewertung</text:h>
      <text:p text:style-name="P14">Es muss in jedem <text:span text:style-name="T29">Iterationsschritt</text:span> eine Bewertung der Individuen erfolgen. Hierzu wird mithilfe der Fitnessfunktion die Fitness jedes Individuums berechnet. Die Fitnessfunktion muss hierbei das zu <text:span text:style-name="T11">lösende Problem so abbilden, dass das globale Maximum der Fitnessfunktion mit dem globalen Maximum der Problemfunktion übereinstimmt. Des weiteren sollte auch der Gradient der Fitnessfunktion möglichst immer in Richtung des globalen Maximum zeigen, da sonst die Gefahr besteht nur ein lokales Maximum zu finden. Es gehört also zu einer der Hauptaufgaben des Entwicklers eines </text:span>Genetischen <text:span text:style-name="T29">Algorithmus</text:span> <text:span text:style-name="T12">eine Passende Fitnessfunktion zu finden.</text:span></text:p>
      <text:h text:style-name="P35" text:outline-level="3">Survival</text:h>
      <text:p text:style-name="P15">Anhand der Fitness <text:span text:style-name="T12">der einzelnen Individuen wird eine Überlebenswahrscheinlichkeit berechnet. Hier können verschiedene Methoden zur Berechnung der </text:span><text:soft-page-break/><text:span text:style-name="T12">Überlebenswahrscheinlichkeit eingesetzt werden. Die Überlebenswahrscheinlichkeit bestimmt letztendlich wie Wahrscheinlich es ist, dass ein Individuum für die nächste Generation als Elternteil gewählt wird. Die Überlebenswahrscheinlichkeiten aller Individuen zusammen addiert ergibt 1.</text:span></text:p>
      <text:h text:style-name="P34" text:outline-level="3">Selektion</text:h>
      <text:p text:style-name="P17"><text:span text:style-name="T12">Bei der Selektion werden nun zufällig aber gewichtet nach der Überlebenswahrscheinlichkeit Individuen ausgewählt. Diese dienen als Grundlage für die neue Generation, sind also sozusagen die Eltern der neuen Generation. Je nachdem nach welchem Verfahren hier die Individuen gewählt werden, kann sich die Zusammensetzung der nächsten Generation ändern.</text:span></text:p>
      <text:h text:style-name="P32" text:outline-level="3">Fortpflanzung</text:h>
      <text:p text:style-name="P18">Bei der Fortpflanzung werden die Gene zweier Eltern miteinander gemischt. Hierzu werden <text:span text:style-name="T21">je </text:span>zwei <text:span text:style-name="T21">oder auch mehr </text:span>Individuen ausgewählt die gekreuzt werden sollen und ein genetischer Operator auf sie angewendet. Durch diese Paarung sollen neue Bereiche der Problemfunktion erkundet werden, und er dient somit als einer der wichtigsten Suchoperatoren. Der genetische Operator bestimmt hierbei wie eine Kreuzung durchgeführt wird, dass bedeutet welche Teile der beiden Eltern für das Kind genutzt werden.</text:p>
      <text:h text:style-name="P32" text:outline-level="3">Mutation</text:h>
      <text:p text:style-name="P19"><text:span text:style-name="T23">Die Mutation erzeugt aus einem Elternteil ein zufälliges neues Individuum das sich anders nicht aus den Eltern bilden hätte können. Sie bringt also ganz neue Erbinformationen in die neue Generation ein. Auch hier können verschiedene Mutationsoperatoren verwendet werden. Generell hat die Mutation in vielen Genetischen Algorithmen nur eine Hintergrundrolle, so wird sie nur mit einer sehr geringen Mutationswahrscheinlichkeit durchgeführt.</text:span></text:p>
      <text:h text:style-name="P30" text:outline-level="2">Umsetzungen</text:h>
      <text:h text:style-name="P32" text:outline-level="3">Fitnessfunktion</text:h>
      <text:p text:style-name="P20">Die Fitnessfunktion ist sehr <text:span text:style-name="T29">Problemspezifisch</text:span> für jedes neue Problem muss zunächst eine geeignete neue Fitnessfunktion gefunden werden. Dies ist Aufgabe des <text:span text:style-name="T29">Entwicklers</text:span> und kann viel Zeit in <text:span text:style-name="T29">Anspruch</text:span> nehmen da nicht für jedes Problem eine Fitness einfach berechenbar ist. So müssen für viele Anwendungen erst aufwendige Simulationen durchgeführt werden bevor die Fitness berechnet werden kann.</text:p>
      <text:h text:style-name="P35" text:outline-level="3">Survival</text:h>
      <text:p text:style-name="P16"><text:span text:style-name="T12">So wird die Überlebenswahrscheinlichkeit im einfachsten Fall linear zur Fitness gewählt. Es sind aber auch andere Funktionen möglich um die Überlebenswahrscheinlichkeit zu berechnen. So könnte sie auch zum Quadrat der Fitness oder Exponentiell zur Fitness gewählt werden. In diesen Fällen haben Individuen mit höherer Fitness eine wesentlich höhere Wahrscheinlichkeit zu überleben als Individuen mit geringer Fitness. Somit konvergiert der Genetische Algorithmus schneller zu einem Optimum, womöglich aber auch zu einem lokalen Optimum. Die</text:span></text:p>
      <text:h text:style-name="P34" text:outline-level="3">Selektion</text:h>
      <text:p text:style-name="P21"><text:span text:style-name="T12">Die Selektion wird hierbei häufig durch ein Glücksrad umgesetzt. Jedes Feld auf dem Rad ist hierbei einem Individuum zugeordnet, die Größe des Feldes </text:span><text:span text:style-name="T14">ist entsprechend der </text:span><text:span text:style-name="T18">Überlebenswahrscheinlichkeit</text:span><text:span text:style-name="T14"> gewählt. </text:span><text:span text:style-name="T15">Das Rad wird nun so oft gedreht bis die gewünschte Anzahl an Eltern ausgewählt wurde.</text:span><text:span text:style-name="T14"> D</text:span><text:span text:style-name="T13">as stochastische universelle </text:span><text:span text:style-name="T18">Samplingrate</text:span><text:span text:style-name="T13"> </text:span><text:span text:style-name="T15">ist eine Abwandlung des Glücksrad, hier wird nur einmal gedreht, dafür gibt es so viele Zeiger wie Individuen gezogen werden sollen. Die Zeiger haben alle den gleichen Abstand voneinander, hierdurch wird vermieden, dass sehr viele Individuen von nur einer Sorte gezogen werden können. Die Varianz zwischen den </text:span><text:span text:style-name="T19">Individuen</text:span><text:span text:style-name="T15"> ist also höher und es besteht somit </text:span><text:span text:style-name="T16">eher die Möglichkeit</text:span><text:span text:style-name="T15"> neue Bereiche der Problemfunktion zu </text:span><text:span text:style-name="T16">erkunden. </text:span><text:span text:style-name="T17">Ebenfalls denkbar ist nur die Wahl der N Besten Individuen, hier kann die Konvergenzgeschwindigkeit bestimmt werden, es besteht aber auch wieder die Gefahr einer zu schnellen Konvergenz.</text:span></text:p>
      <text:h text:style-name="P32" text:outline-level="3">Fortpflanzung</text:h>
      <text:h text:style-name="P31" text:outline-level="4">Auswahl</text:h>
      <text:p text:style-name="P22">Die Auswahl der Elternpaare kann zufällig geschehen und für alle Eltern durchgeführt werden, hier gibt es dann <text:span text:style-name="T20">zudem eine Wahrscheinlichkeit die bestimmt ob die Eltern überhaupt gekreuzt werden sollen, oder unverändert in die neue Generation übernommen werden. Hier hat sich eine Kreuzungswahrscheinlichkeit von 0.6 etabliert.</text:span></text:p>
      <text:p text:style-name="P22">Es können alternativ auch nur <text:span text:style-name="T22">60 Prozent</text:span> der Eltern <text:span text:style-name="T22">zufällig zur Kreuzung ausgewählt werden und alle Verbleibenden bleiben unverändert.</text:span></text:p>
      <text:h text:style-name="P31" text:outline-level="4">Genetische Operatoren</text:h>
      <text:p text:style-name="P23">Als Genetische Operatoren kann eine <text:span text:style-name="T30">Vielzahl</text:span> an Operationen <text:span text:style-name="T30">vollzogen</text:span> werden, so kann ein DNA Strang einfach in der Mitte geteilt werden. Und die Teile der beiden Eltern werden für das Kind genutzt. Es ist auch eine Teilung an einer Zufällig bestimmten Stelle denkbar (1 Punkt Crossover), oder die DNA wird an mehreren Stellen geteilt (n Punkt Crossover). Bei einer DNA die aus R² Genen besteht ist auch eine Teilung wie beim Menschen <text:soft-page-break/>möglich. Das bedeutet die Komponenten der <text:span text:style-name="T30">Vektoren</text:span> werden unter den Eltern getauscht. Beim Uniform Crossover wird für jedes Gen einzeln bestimmt ob es getaucht werden soll oder nicht. <text:span text:style-name="T23">Hier kann mit einer Austauschswahrscheinlichkeit gearbeitet werden, die häufig bei 50% liegt. Es können auch mehrere dieser Operatoren Kombiniert werden.</text:span></text:p>
      <text:h text:style-name="P32" text:outline-level="3">Mutation</text:h>
      <text:p text:style-name="P24">Bei der Mutation können verschiedene Operatoren <text:span text:style-name="T30">angewandt</text:span> werden. Diese werden mit einer meist geringen <text:span text:style-name="T30">Wahrscheinlichkeit</text:span> von beispielsweise 10% durchgeführt. <text:span text:style-name="T24">Beim </text:span><text:span text:style-name="T28">Random</text:span><text:span text:style-name="T24"> </text:span><text:span text:style-name="T28">Resetting</text:span><text:span text:style-name="T24"> werden hier den einzelnen Genen zufällige neue Werte gegeben. Bei der </text:span><text:span text:style-name="T28">Greep</text:span><text:span text:style-name="T24"> Mutation wird die quantitative Reihenfolge der DNA weitgehend beibehalten, hierzu wird ein kleiner zufälliger Wert zu den entsprechenden Genen dazu addiert bzw. subtrahi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4">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4">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7M20S</meta:editing-duration>
    <meta:editing-cycles>13</meta:editing-cycles>
    <meta:generator>LibreOffice/5.4.0.3$Windows_X86_64 LibreOffice_project/7556cbc6811c9d992f4064ab9287069087d7f62c</meta:generator>
    <dc:date>2017-11-25T00:26:46.403000000</dc:date>
    <dc:creator>Bela H. Böhnke</dc:creator>
    <meta:document-statistic meta:table-count="0" meta:image-count="0" meta:object-count="0" meta:page-count="6" meta:paragraph-count="61" meta:word-count="1445" meta:character-count="10417" meta:non-whitespace-character-count="9062"/>
    <meta:user-defined meta:name="Info 1"/>
    <meta:user-defined meta:name="Info 2"/>
    <meta:user-defined meta:name="Info 3"/>
    <meta:user-defined meta:name="Info 4"/>
  </office:meta>
</office:document-meta>
</file>